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2708in" fo:margin-top="0in" fo:margin-bottom="0in" table:align="center"/>
    </style:style>
    <style:style style:name="Table1.A" style:family="table-column">
      <style:table-column-properties style:column-width="0.9056in"/>
    </style:style>
    <style:style style:name="Table1.B" style:family="table-column">
      <style:table-column-properties style:column-width="2.4486in"/>
    </style:style>
    <style:style style:name="Table1.C" style:family="table-column">
      <style:table-column-properties style:column-width="1.5833in"/>
    </style:style>
    <style:style style:name="Table1.D" style:family="table-column">
      <style:table-column-properties style:column-width="1.3326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2" style:family="table">
      <style:table-properties style:width="6.2701in" fo:margin-left="-0.0813in" fo:margin-top="0in" fo:margin-bottom="0in" table:align="left"/>
    </style:style>
    <style:style style:name="Table2.A" style:family="table-column">
      <style:table-column-properties style:column-width="3.1347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center" style:justify-single-word="false"/>
      <style:text-properties fo:font-weight="bold" style:font-weight-asian="bold"/>
    </style:style>
    <style:style style:name="P4" style:family="paragraph" style:parent-style-name="Standard">
      <style:text-properties fo:font-size="14pt" fo:font-weight="bold" style:font-size-asian="14pt" style:font-weight-asian="bold" style:font-size-complex="14pt"/>
    </style:style>
    <style:style style:name="P5" style:family="paragraph" style:parent-style-name="Standard">
      <style:text-properties fo:font-size="12pt" style:font-size-asian="12pt" style:font-size-complex="12pt"/>
    </style:style>
    <style:style style:name="P6" style:family="paragraph" style:parent-style-name="Standard">
      <style:paragraph-properties fo:text-align="justify" style:justify-single-word="false"/>
      <style:text-properties fo:font-size="12pt" style:font-size-asian="12pt" style:font-size-complex="12pt"/>
    </style:style>
    <style:style style:name="P7" style:family="paragraph" style:parent-style-name="Standard">
      <style:paragraph-properties fo:text-align="justify" style:justify-single-word="false"/>
    </style:style>
    <style:style style:name="P8"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9"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10" style:family="paragraph" style:parent-style-name="Standard" style:list-style-name="WWNum2">
      <style:paragraph-properties fo:margin-left="0.5in" fo:margin-right="0in" fo:text-indent="-0.25in" style:auto-text-indent="false"/>
    </style:style>
    <style:style style:name="P11" style:family="paragraph" style:parent-style-name="Standard" style:list-style-name="WWNum1">
      <style:paragraph-properties fo:margin-left="0.5in" fo:margin-right="0in" fo:text-indent="-0.25in" style:auto-text-indent="false"/>
    </style:style>
    <style:style style:name="P12" style:family="paragraph" style:parent-style-name="Standard">
      <style:paragraph-properties fo:margin-left="0in" fo:margin-right="0in" fo:text-indent="0.5in" style:auto-text-indent="false"/>
    </style:style>
    <style:style style:name="P13" style:family="paragraph" style:parent-style-name="Standard" style:master-page-name="Standard">
      <style:paragraph-properties style:page-number="1"/>
    </style:style>
    <style:style style:name="P14" style:family="paragraph" style:parent-style-name="Heading_20_1">
      <style:paragraph-properties fo:text-align="center" style:justify-single-word="false"/>
    </style:style>
    <style:style style:name="P15" style:family="paragraph" style:parent-style-name="Heading_20_1" style:list-style-name="WWNum3">
      <style:paragraph-properties fo:margin-left="0.5in" fo:margin-right="0in" fo:text-align="center" style:justify-single-word="false" fo:text-indent="-0.25in" style:auto-text-indent="false"/>
    </style:style>
    <style:style style:name="P16" style:family="paragraph" style:parent-style-name="Heading_20_2">
      <style:paragraph-properties fo:text-align="center" style:justify-single-word="false"/>
    </style:style>
    <style:style style:name="P17" style:family="paragraph" style:parent-style-name="Title">
      <style:paragraph-properties fo:text-align="center" style:justify-single-word="false"/>
    </style:style>
    <style:style style:name="T1" style:family="text">
      <style:text-properties fo:font-style="italic" style:font-style-asian="italic"/>
    </style:style>
    <style:style style:name="T2" style:family="text">
      <style:text-properties fo:font-weight="bold" style:font-weight-asian="bold"/>
    </style:style>
    <style:style style:name="T3" style:family="text">
      <style:text-properties fo:font-size="14pt" fo:font-weight="bold" style:font-size-asian="14pt" style:font-weight-asian="bold" style:font-size-complex="14pt"/>
    </style:style>
    <style:style style:name="T4" style:family="text">
      <style:text-properties style:text-underline-style="none"/>
    </style:style>
    <style:style style:name="T5" style:family="text">
      <style:text-properties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7"><text:bookmark text:name="_3gu75obswnzp"/>Dossier des spécifications techniques et fonctionnelles du site Web <text:span text:style-name="T1">“WordPresque”</text:span></text:p>
      <text:p text:style-name="P1">_______________________________________________</text:p>
      <text:p text:style-name="P1"><text:soft-page-break/></text:p>
      <text:p text:style-name="P1"><text:span text:style-name="T1">Réalisé par</text:span> Maxime Alaphilippe, Thibaud Saunier et Quentin Dherret</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
      <text:p text:style-name="P16"><text:bookmark text:name="_x45ij95i3vpj"/></text:p>
      <text:p text:style-name="P16"><text:bookmark text:name="_x45ij95i3vpj1"/><text:soft-page-break/>Versions du dossier</text:p>
      <text:p text:style-name="P1"/>
      <text:p text:style-name="P1"/>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8"><text:span text:style-name="T2">Numéro de version</text:span></text:p>
          </table:table-cell>
          <table:table-cell table:style-name="Table1.A1" office:value-type="string">
            <text:p text:style-name="P8"><text:span text:style-name="T2">Modifications</text:span></text:p>
          </table:table-cell>
          <table:table-cell table:style-name="Table1.A1" office:value-type="string">
            <text:p text:style-name="P8"><text:span text:style-name="T2">Date de la version</text:span></text:p>
          </table:table-cell>
          <table:table-cell table:style-name="Table1.A1" office:value-type="string">
            <text:p text:style-name="P8"><text:span text:style-name="T2">Auteur</text:span></text:p>
          </table:table-cell>
        </table:table-row>
        <table:table-row table:style-name="Table1.1">
          <table:table-cell table:style-name="Table1.A1" office:value-type="string">
            <text:p text:style-name="P8">0.1</text:p>
          </table:table-cell>
          <table:table-cell table:style-name="Table1.A1" office:value-type="string">
            <text:p text:style-name="P8">Initialisation du document</text:p>
          </table:table-cell>
          <table:table-cell table:style-name="Table1.A1" office:value-type="string">
            <text:p text:style-name="P8">08/01/2019</text:p>
          </table:table-cell>
          <table:table-cell table:style-name="Table1.A1" office:value-type="string">
            <text:p text:style-name="P8">Q. DHERRET</text:p>
          </table:table-cell>
        </table:table-row>
      </table:table>
      <text:p text:style-name="P1"/>
      <text:p text:style-name="P16"><text:bookmark text:name="_s71cmsnineve"/></text:p>
      <text:p text:style-name="P16"><text:bookmark text:name="_s71cmsnineve1"/></text:p>
      <text:p text:style-name="P16"><text:bookmark text:name="_s71cmsnineve2"/>Sommaire</text:p>
      <text:p text:style-name="P3"/>
      <text:p text:style-name="P4"/>
      <text:list xml:id="list1166927110" text:style-name="WWNum2">
        <text:list-item>
          <text:p text:style-name="P10"><text:span text:style-name="T3">Préambule </text:span></text:p>
        </text:list-item>
        <text:list-item>
          <text:p text:style-name="P10"><text:span text:style-name="T3">Détails du projet “WordPresque”</text:span></text:p>
        </text:list-item>
        <text:list-item>
          <text:p text:style-name="P10"><text:span text:style-name="T3">Page principale</text:span></text:p>
        </text:list-item>
      </text:list>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
      <text:list xml:id="list2151495290" text:style-name="WWNum3">
        <text:list-item>
          <text:p text:style-name="P15"><text:bookmark text:name="_qye5gn86h9n7"/><text:s/>Préambule</text:p>
        </text:list-item>
      </text:list>
      <text:p text:style-name="Standard"/>
      <text:p text:style-name="Standard">Ce document fait partie de la phase de conception du projet et a pour objectifs de:</text:p>
      <text:list xml:id="list4230690796" text:style-name="WWNum1">
        <text:list-item>
          <text:p text:style-name="P11">Décrire en détails la structure et le fonctionnement des éléments composant le site internet “WordPresque”</text:p>
        </text:list-item>
        <text:list-item>
          <text:p text:style-name="P11">Permettre à un utilisateur de comprendre l’ensemble des fonctionnalités mises en oeuvre pour répondre à son besoin.</text:p>
        </text:list-item>
        <text:list-item>
          <text:p text:style-name="P11">Permettre à un développeur de comprendre les fonctionnalités qu’il doit implémenter pour répondre aux besoins des utilisateurs. </text:p>
        </text:list-item>
      </text:list>
      <text:p text:style-name="Standard">Il contient donc la description détaillés des besoins fonctionnels du projet. </text:p>
      <text:p text:style-name="Standard"/>
      <text:p text:style-name="P1"/>
      <text:p text:style-name="P1"/>
      <text:p text:style-name="P1"/>
      <text:p text:style-name="P1"/>
      <text:p text:style-name="P14"><text:bookmark text:name="_9dkim48i9c9e"/>2. Détails du projet “WordPresque”</text:p>
      <text:p text:style-name="Standard"><text:span text:style-name="T5">2.1 Présentation</text:span></text:p>
      <text:p text:style-name="P5"><text:soft-page-break/></text:p>
      <text:p text:style-name="Standard">Pour un travail de groupe dans le cadre de la formation de Développeur Web/Web Mobile, nous devons utiliser un jeu de données libre et le mettre en application dans un site Web. Nous avons décidé de créer un site Web basé sur les jeux de mots, l’objectif étant d’utiliser une base de données “Lexique” regroupant plus de 140 000 mots avec leur phonétique, leur orthographe, leur nombre de lettres… </text:p>
      <text:p text:style-name="Standard"/>
      <text:p text:style-name="Standard"><text:span text:style-name="T5">2.2 Architecture logicielle</text:span></text:p>
      <text:p text:style-name="P5"/>
      <text:p text:style-name="Standard"/>
      <table:table table:name="Table2" table:style-name="Table2">
        <table:table-column table:style-name="Table2.A" table:number-columns-repeated="2"/>
        <table:table-row table:style-name="Table2.1">
          <table:table-cell table:style-name="Table2.A1" office:value-type="string">
            <text:p text:style-name="P9"><text:span text:style-name="T2">Catégorie</text:span></text:p>
          </table:table-cell>
          <table:table-cell table:style-name="Table2.A1" office:value-type="string">
            <text:p text:style-name="P9"><text:span text:style-name="T2">Logiciel</text:span></text:p>
          </table:table-cell>
        </table:table-row>
        <table:table-row table:style-name="Table2.1">
          <table:table-cell table:style-name="Table2.A1" office:value-type="string">
            <text:p text:style-name="P8">Système d’exploitation </text:p>
          </table:table-cell>
          <table:table-cell table:style-name="Table2.A1" office:value-type="string">
            <text:p text:style-name="P8">Linux</text:p>
          </table:table-cell>
        </table:table-row>
        <table:table-row table:style-name="Table2.1">
          <table:table-cell table:style-name="Table2.A1" office:value-type="string">
            <text:p text:style-name="P8">Serveur Web </text:p>
          </table:table-cell>
          <table:table-cell table:style-name="Table2.A1" office:value-type="string">
            <text:p text:style-name="P8">Apache </text:p>
          </table:table-cell>
        </table:table-row>
        <table:table-row table:style-name="Table2.1">
          <table:table-cell table:style-name="Table2.A1" office:value-type="string">
            <text:p text:style-name="P8">Base de données </text:p>
          </table:table-cell>
          <table:table-cell table:style-name="Table2.A1" office:value-type="string">
            <text:p text:style-name="P8">MySQL</text:p>
          </table:table-cell>
        </table:table-row>
        <table:table-row table:style-name="Table2.1">
          <table:table-cell table:style-name="Table2.A1" office:value-type="string">
            <text:p text:style-name="P8">Langage serveur </text:p>
          </table:table-cell>
          <table:table-cell table:style-name="Table2.A1" office:value-type="string">
            <text:p text:style-name="P8">PHP </text:p>
          </table:table-cell>
        </table:table-row>
        <table:table-row table:style-name="Table2.1">
          <table:table-cell table:style-name="Table2.A1" office:value-type="string">
            <text:p text:style-name="P8">Langage client </text:p>
          </table:table-cell>
          <table:table-cell table:style-name="Table2.A1" office:value-type="string">
            <text:p text:style-name="P8">HTML, JS</text:p>
          </table:table-cell>
        </table:table-row>
        <table:table-row table:style-name="Table2.1">
          <table:table-cell table:style-name="Table2.A1" office:value-type="string">
            <text:p text:style-name="P8">Feuilles de style </text:p>
          </table:table-cell>
          <table:table-cell table:style-name="Table2.A1" office:value-type="string">
            <text:p text:style-name="P8">CSS</text:p>
          </table:table-cell>
        </table:table-row>
      </table:table>
      <text:p text:style-name="Standard"/>
      <text:p text:style-name="Standard"/>
      <text:p text:style-name="P14"><text:bookmark text:name="_ol0788hyexnr"/>3. Page principale du site</text:p>
      <text:p text:style-name="Standard"/>
      <text:p text:style-name="Standard"><text:span text:style-name="T5">3.1 Header</text:span></text:p>
      <text:p text:style-name="Standard"/>
      <text:p text:style-name="P12">Dans un premier temps, le header sera composé du logo du site uniquement. </text:p>
      <text:p text:style-name="Standard"/>
      <text:p text:style-name="Standard"><text:soft-page-break/><text:span text:style-name="T5">3.2 Body</text:span></text:p>
      <text:p text:style-name="Standard"><text:span text:style-name="T5"><text:tab/></text:span></text:p>
      <text:p text:style-name="P7"><text:span text:style-name="T5"><text:tab/></text:span>Le body de la page principale du site sera composé d’un formulaire dans un bloc centré. Le formulaire contiendra un input button permettant à l’utilisateur d’activer la génération aléatoire d’un jeu de mot entre deux mots présent dans la base de données. Une fois le jeu de mot généré, une div apparaît juste en dessous de ce bloc formulaire contenant le jeu de mot. </text:p>
      <text:p text:style-name="P7"/>
      <text:p text:style-name="P7"><text:span text:style-name="T5">3.3 Footer</text:span></text:p>
      <text:p text:style-name="P6"/>
      <text:p text:style-name="P7"><text:span text:style-name="T5"><text:tab/></text:span>Le footer sera composé du logo du site en haut à gauche, ainsi que des crédits.</text:p>
      <text:p text:style-name="Standard"><text:tab/></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4pt" style:text-underline-style="none" fo:font-weight="bold"/>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image-count="0" meta:object-count="0" meta:page-count="6" meta:paragraph-count="49" meta:word-count="337" meta:character-count="2113" meta:non-whitespace-character-count="1811"/>
    <meta:generator>LibreOfficeDev/6.0.5.2$Linux_X86_64 LibreOffice_project/</meta:generator>
  </office:meta>
</office:document-meta>
</file>